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imes New Roman" svg:font-family="'Simes New Roman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846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Cambr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Cambri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Cambri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Cambri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a" fo:border-left="none" fo:border-right="none" fo:border-top="none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a" fo:border-left="none" fo:border-right="none" fo:border-top="none"/>
      <style:text-properties style:use-window-font-color="true" style:text-outline="false" style:text-line-through-style="none" style:font-name="Cambri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a" fo:border-left="none" fo:border-right="none" fo:border-top="none"/>
      <style:text-properties style:use-window-font-color="true" style:text-outline="false" style:text-line-through-style="none" style:font-name="Cambri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0">
      <style:text-properties style:use-window-font-color="true" style:text-outline="false" style:text-line-through-style="none" style:font-name="Cambri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a" fo:border-left="none" fo:border-right="none" fo:border-top="none"/>
      <style:text-properties style:use-window-font-color="true" style:text-outline="false" style:text-line-through-style="none" style:font-name="Cambria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position="56% 100%" style:font-name="Cambria" fo:font-size="9pt" fo:language="en" fo:country="US" style:letter-kerning="true" style:font-name-asian="Times New Roman" style:font-size-asian="12pt" style:language-asian="ar" style:country-asian="SA" style:font-name-complex="Simes New Roman" style:font-size-complex="9pt"/>
    </style:style>
    <style:style style:name="T2" style:family="text">
      <style:text-properties style:use-window-font-color="true" style:font-name="Cambria" fo:font-size="9pt" fo:language="en" fo:country="US" style:letter-kerning="true" style:font-name-asian="Times New Roman" style:font-size-asian="9pt" style:language-asian="ar" style:country-asian="SA" style:font-name-complex="F" style:font-size-complex="9pt"/>
    </style:style>
    <style:style style:name="T3" style:family="text">
      <style:text-properties style:use-window-font-color="true" style:font-name="Cambria" fo:font-size="9pt" fo:language="en" fo:country="US" style:letter-kerning="true" style:font-name-asian="Times New Roman" style:font-size-asian="12pt" style:language-asian="ar" style:country-asian="SA" style:font-name-complex="Simes New Roman" style:font-size-complex="9pt"/>
    </style:style>
    <style:style style:name="T4" style:family="text">
      <style:text-properties style:use-window-font-color="true" style:text-position="56% 100%" style:font-name="Cambria" fo:font-size="9pt" fo:language="en" fo:country="US" style:letter-kerning="true" style:font-name-asian="Times New Roman" style:font-size-asian="9pt" style:language-asian="ar" style:country-asian="SA" style:font-name-complex="F" style:font-size-complex="9pt"/>
    </style:style>
    <style:style style:name="T5" style:family="text">
      <style:text-properties style:use-window-font-color="true" style:font-name="Cambria" fo:font-size="11pt" fo:language="en" fo:country="US" style:letter-kerning="true" style:font-name-asian="Times New Roman" style:font-size-asian="12pt" style:language-asian="ar" style:country-asian="SA" style:font-name-complex="F" style:font-size-complex="12pt"/>
    </style:style>
  </office:automatic-styles>
  <office:body>
    <office:spreadsheet>
      <table:table table:name="Sheet1" table:style-name="ta1">
        <table:table-column table:style-name="co1" table:number-columns-repeated="5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ce9"/>
        <table:table-column table:style-name="co1" table:number-columns-repeated="2" table:default-cell-style-name="ce4"/>
        <table:table-row table:style-name="ro1" table:number-rows-repeated="2">
          <table:table-cell table:style-name="ce1"/>
          <table:table-cell table:style-name="Default" table:number-columns-repeated="10"/>
        </table:table-row>
        <table:table-row table:style-name="ro1">
          <table:table-cell table:style-name="ce2" office:value-type="string">
            <text:p>Table 1: New cases in the docking benchmark 5 and affinity benchmark 2.</text:p>
          </table:table-cell>
          <table:table-cell table:style-name="Default" table:number-columns-repeated="10"/>
        </table:table-row>
        <table:table-row table:style-name="ro1">
          <table:table-cell table:style-name="ce2"/>
          <table:table-cell table:style-name="Default" table:number-columns-repeated="10"/>
        </table:table-row>
        <table:table-row table:style-name="ro2">
          <table:table-cell table:style-name="ce3"/>
          <table:table-cell table:style-name="ce6" office:value-type="string">
            <text:p>Cat.<text:span text:style-name="T1">a</text:span></text:p>
          </table:table-cell>
          <table:table-cell table:style-name="ce7" office:value-type="string">
            <text:p>PDB ID 1</text:p>
          </table:table-cell>
          <table:table-cell table:style-name="ce7" office:value-type="string">
            <text:p>Protein 1</text:p>
          </table:table-cell>
          <table:table-cell table:style-name="ce7" office:value-type="string">
            <text:p>PDB ID 2</text:p>
          </table:table-cell>
          <table:table-cell table:style-name="ce7" office:value-type="string">
            <text:p>Protein 2</text:p>
          </table:table-cell>
          <table:table-cell table:style-name="ce7" office:value-type="string">
            <text:p>I-RMSD</text:p>
            <text:p>(Å)</text:p>
          </table:table-cell>
          <table:table-cell table:style-name="ce8" office:value-type="string">
            <text:p><text:span text:style-name="T2">ΔASA</text:span><text:span text:style-name="T3"> (Å</text:span><text:span text:style-name="T1">2</text:span><text:span text:style-name="T3">)</text:span></text:p>
          </table:table-cell>
          <table:table-cell table:style-name="ce7" office:value-type="string">
            <text:p>Kd</text:p>
            <text:p>(M)</text:p>
          </table:table-cell>
          <table:table-cell table:style-name="ce6" office:value-type="string">
            <text:p>ΔG <text:span text:style-name="T4">b</text:span></text:p>
            <text:p>(kcal/mol)</text:p>
          </table:table-cell>
          <table:table-cell table:style-name="ce10" office:value-type="string">
            <text:p>T</text:p>
            <text:p><text:span text:style-name="T3">(</text:span><text:span text:style-name="T5">°C</text:span><text:span text:style-name="T3">)</text:span></text:p>
          </table:table-cell>
        </table:table-row>
        <table:table-row table:style-name="ro3">
          <table:table-cell table:style-name="ce3" office:value-type="string">
            <text:p>Rigid body</text:p>
          </table:table-cell>
          <table:table-cell table:number-columns-repeated="7"/>
          <table:table-cell table:style-name="ce4"/>
          <table:table-cell table:number-columns-repeated="2"/>
        </table:table-row>
        <table:table-row table:style-name="ro3">
          <table:table-cell office:value-type="string">
            <text:p>2VXT_HL:I</text:p>
          </table:table-cell>
          <table:table-cell office:value-type="string">
            <text:p>A</text:p>
          </table:table-cell>
          <table:table-cell office:value-type="string">
            <text:p>2VXU_HL</text:p>
          </table:table-cell>
          <table:table-cell office:value-type="string">
            <text:p>Murine reference antibody 125-2H Fab</text:p>
          </table:table-cell>
          <table:table-cell office:value-type="string">
            <text:p>1J0S_A(6)</text:p>
          </table:table-cell>
          <table:table-cell office:value-type="string">
            <text:p>Interleukin-18</text:p>
          </table:table-cell>
          <table:table-cell office:value-type="float" office:value="1.33">
            <text:p>1.33</text:p>
          </table:table-cell>
          <table:table-cell office:value-type="float" office:value="2163">
            <text:p>2163</text:p>
          </table:table-cell>
          <table:table-cell office:value-type="float" office:value="0.000000000533">
            <text:p>5.33E-010</text:p>
          </table:table-cell>
          <table:table-cell office:value-type="float" office:value="-12.65">
            <text:p>-12.65</text:p>
          </table:table-cell>
          <table:table-cell/>
        </table:table-row>
        <table:table-row table:style-name="ro3">
          <table:table-cell office:value-type="string">
            <text:p>2W9E_HL:A</text:p>
          </table:table-cell>
          <table:table-cell office:value-type="string">
            <text:p>A</text:p>
          </table:table-cell>
          <table:table-cell office:value-type="string">
            <text:p>2W9D_HL</text:p>
          </table:table-cell>
          <table:table-cell office:value-type="string">
            <text:p>ICSM 18 Fab fragment</text:p>
          </table:table-cell>
          <table:table-cell office:value-type="string">
            <text:p>1QM1_A</text:p>
          </table:table-cell>
          <table:table-cell office:value-type="string">
            <text:p>Prion protein fragment</text:p>
          </table:table-cell>
          <table:table-cell office:value-type="float" office:value="1.13">
            <text:p>1.13</text:p>
          </table:table-cell>
          <table:table-cell office:value-type="float" office:value="1677">
            <text:p>1677</text:p>
          </table:table-cell>
          <table:table-cell office:value-type="float" office:value="0.00000000013">
            <text:p>1.30E-010</text:p>
          </table:table-cell>
          <table:table-cell office:value-type="float" office:value="-13.49">
            <text:p>-13.49</text:p>
          </table:table-cell>
          <table:table-cell/>
        </table:table-row>
        <table:table-row table:style-name="ro3">
          <table:table-cell office:value-type="string">
            <text:p>3EOA_LH:I</text:p>
          </table:table-cell>
          <table:table-cell office:value-type="string">
            <text:p>A</text:p>
          </table:table-cell>
          <table:table-cell office:value-type="string">
            <text:p>3EO9_LH</text:p>
          </table:table-cell>
          <table:table-cell office:value-type="string">
            <text:p>Efalizumab Fab fragment</text:p>
          </table:table-cell>
          <table:table-cell office:value-type="string">
            <text:p>3F74_A</text:p>
          </table:table-cell>
          <table:table-cell office:value-type="string">
            <text:p>Integrin alpha-L I domain</text:p>
          </table:table-cell>
          <table:table-cell office:value-type="float" office:value="0.39">
            <text:p>0.39</text:p>
          </table:table-cell>
          <table:table-cell office:value-type="float" office:value="1272">
            <text:p>1272</text:p>
          </table:table-cell>
          <table:table-cell office:value-type="float" office:value="0.0000000022">
            <text:p>2.20E-009</text:p>
          </table:table-cell>
          <table:table-cell office:value-type="float" office:value="-11.81">
            <text:p>-11.81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3HMX_LH:AB</text:p>
          </table:table-cell>
          <table:table-cell office:value-type="string">
            <text:p>A</text:p>
          </table:table-cell>
          <table:table-cell office:value-type="string">
            <text:p>3HMW_LH</text:p>
          </table:table-cell>
          <table:table-cell office:value-type="string">
            <text:p>Ustekinumab Fab</text:p>
          </table:table-cell>
          <table:table-cell office:value-type="string">
            <text:p>1F45_AB</text:p>
          </table:table-cell>
          <table:table-cell office:value-type="string">
            <text:p>Interleukin-12</text:p>
          </table:table-cell>
          <table:table-cell office:value-type="float" office:value="0.73">
            <text:p>0.73</text:p>
          </table:table-cell>
          <table:table-cell office:value-type="float" office:value="1841">
            <text:p>1841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3MXW_LH:A</text:p>
          </table:table-cell>
          <table:table-cell office:value-type="string">
            <text:p>A</text:p>
          </table:table-cell>
          <table:table-cell office:value-type="string">
            <text:p>3MXV_LH</text:p>
          </table:table-cell>
          <table:table-cell office:value-type="string">
            <text:p>Anti-Shh 5E1 chimera Fab fragment</text:p>
          </table:table-cell>
          <table:table-cell office:value-type="string">
            <text:p>3M1N_A</text:p>
          </table:table-cell>
          <table:table-cell office:value-type="string">
            <text:p>Sonic Hedgehog N-terminal domain</text:p>
          </table:table-cell>
          <table:table-cell office:value-type="float" office:value="0.48">
            <text:p>0.48</text:p>
          </table:table-cell>
          <table:table-cell office:value-type="float" office:value="1696">
            <text:p>1696</text:p>
          </table:table-cell>
          <table:table-cell office:value-type="float" office:value="0.000000007">
            <text:p>7.00E-009</text:p>
          </table:table-cell>
          <table:table-cell office:value-type="float" office:value="-11.31">
            <text:p>-11.31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string">
            <text:p>3RVW_CD:A</text:p>
          </table:table-cell>
          <table:table-cell office:value-type="string">
            <text:p>A</text:p>
          </table:table-cell>
          <table:table-cell office:value-type="string">
            <text:p>3RVT_CD</text:p>
          </table:table-cell>
          <table:table-cell office:value-type="string">
            <text:p>4C1 Fab</text:p>
          </table:table-cell>
          <table:table-cell office:value-type="string">
            <text:p>3F5V_A</text:p>
          </table:table-cell>
          <table:table-cell office:value-type="string">
            <text:p>DER P 1 allergen</text:p>
          </table:table-cell>
          <table:table-cell office:value-type="float" office:value="0.5">
            <text:p>0.5</text:p>
          </table:table-cell>
          <table:table-cell office:value-type="float" office:value="1383">
            <text:p>1383</text:p>
          </table:table-cell>
          <table:table-cell office:value-type="float" office:value="0.000000019">
            <text:p>1.90E-008</text:p>
          </table:table-cell>
          <table:table-cell office:value-type="float" office:value="-10.53">
            <text:p>-10.53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4DN4_LH:M</text:p>
          </table:table-cell>
          <table:table-cell office:value-type="string">
            <text:p>A</text:p>
          </table:table-cell>
          <table:table-cell office:value-type="string">
            <text:p>4DN3_LH</text:p>
          </table:table-cell>
          <table:table-cell office:value-type="string">
            <text:p>CNTO888 Fab</text:p>
          </table:table-cell>
          <table:table-cell office:value-type="string">
            <text:p>1DOL_A</text:p>
          </table:table-cell>
          <table:table-cell office:value-type="string">
            <text:p>MCP-1</text:p>
          </table:table-cell>
          <table:table-cell office:value-type="float" office:value="0.81">
            <text:p>0.81</text:p>
          </table:table-cell>
          <table:table-cell office:value-type="float" office:value="1317">
            <text:p>1317</text:p>
          </table:table-cell>
          <table:table-cell office:value-type="float" office:value="0.000000000038">
            <text:p>3.80E-011</text:p>
          </table:table-cell>
          <table:table-cell office:value-type="float" office:value="-14.22">
            <text:p>-14.22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4FQI_HL:ABEFCD</text:p>
          </table:table-cell>
          <table:table-cell office:value-type="string">
            <text:p>A</text:p>
          </table:table-cell>
          <table:table-cell office:value-type="string">
            <text:p>4FQH_HL</text:p>
          </table:table-cell>
          <table:table-cell office:value-type="string">
            <text:p>CR9114 Fab</text:p>
          </table:table-cell>
          <table:table-cell office:value-type="string">
            <text:p>2FK0_ABCDEF</text:p>
          </table:table-cell>
          <table:table-cell office:value-type="string">
            <text:p>H5N1 influenza virus hemagglutinin</text:p>
          </table:table-cell>
          <table:table-cell office:value-type="float" office:value="1.08">
            <text:p>1.08</text:p>
          </table:table-cell>
          <table:table-cell office:value-type="float" office:value="1459">
            <text:p>1459</text:p>
          </table:table-cell>
          <table:table-cell office:value-type="float" office:value="0.0000000009">
            <text:p>9.00E-010</text:p>
          </table:table-cell>
          <table:table-cell office:value-type="float" office:value="-12.55">
            <text:p>-12.55</text:p>
          </table:table-cell>
          <table:table-cell office:value-type="float" office:value="30">
            <text:p>30</text:p>
          </table:table-cell>
        </table:table-row>
        <table:table-row table:style-name="ro3">
          <table:table-cell office:value-type="string">
            <text:p>4G6J_HL:A</text:p>
          </table:table-cell>
          <table:table-cell office:value-type="string">
            <text:p>A</text:p>
          </table:table-cell>
          <table:table-cell office:value-type="string">
            <text:p>4G5Z_HL</text:p>
          </table:table-cell>
          <table:table-cell office:value-type="string">
            <text:p>Canakinumab antibody fragment</text:p>
          </table:table-cell>
          <table:table-cell office:value-type="string">
            <text:p>4I1B_A</text:p>
          </table:table-cell>
          <table:table-cell office:value-type="string">
            <text:p>Interleukin-1 beta</text:p>
          </table:table-cell>
          <table:table-cell office:value-type="float" office:value="0.61">
            <text:p>0.61</text:p>
          </table:table-cell>
          <table:table-cell office:value-type="float" office:value="1893">
            <text:p>1893</text:p>
          </table:table-cell>
          <table:table-cell office:value-type="float" office:value="0.0000000041">
            <text:p>4.10E-009</text:p>
          </table:table-cell>
          <table:table-cell office:value-type="float" office:value="-11.44">
            <text:p>-11.44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4G6M_HL:A</text:p>
          </table:table-cell>
          <table:table-cell office:value-type="string">
            <text:p>A</text:p>
          </table:table-cell>
          <table:table-cell office:value-type="string">
            <text:p>4G6K_HL</text:p>
          </table:table-cell>
          <table:table-cell office:value-type="string">
            <text:p>Gevokizumab antibody fragment</text:p>
          </table:table-cell>
          <table:table-cell office:value-type="string">
            <text:p>4I1B_A</text:p>
          </table:table-cell>
          <table:table-cell office:value-type="string">
            <text:p>Interleukin-1 beta</text:p>
          </table:table-cell>
          <table:table-cell office:value-type="float" office:value="0.49">
            <text:p>0.49</text:p>
          </table:table-cell>
          <table:table-cell office:value-type="float" office:value="1673">
            <text:p>1673</text:p>
          </table:table-cell>
          <table:table-cell office:value-type="float" office:value="0.00000000029">
            <text:p>2.90E-010</text:p>
          </table:table-cell>
          <table:table-cell office:value-type="float" office:value="-13.01">
            <text:p>-13.01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4GXU_MN:ABEFCD</text:p>
          </table:table-cell>
          <table:table-cell office:value-type="string">
            <text:p>A</text:p>
          </table:table-cell>
          <table:table-cell office:value-type="string">
            <text:p>4GXV_HL</text:p>
          </table:table-cell>
          <table:table-cell office:value-type="string">
            <text:p>1F1 antibody</text:p>
          </table:table-cell>
          <table:table-cell office:value-type="string">
            <text:p>1RUZ_HIJKLM</text:p>
          </table:table-cell>
          <table:table-cell office:value-type="string">
            <text:p>1918 H1 Hemagglutinin</text:p>
          </table:table-cell>
          <table:table-cell office:value-type="float" office:value="0.78">
            <text:p>0.78</text:p>
          </table:table-cell>
          <table:table-cell office:value-type="float" office:value="1830">
            <text:p>1830</text:p>
          </table:table-cell>
          <table:table-cell office:value-type="float" office:value="0.0000000062">
            <text:p>6.20E-009</text:p>
          </table:table-cell>
          <table:table-cell office:value-type="float" office:value="-11.2">
            <text:p>-11.2</text:p>
          </table:table-cell>
          <table:table-cell/>
        </table:table-row>
        <table:table-row table:style-name="ro3">
          <table:table-cell office:value-type="string">
            <text:p>3LVK_AC:B</text:p>
          </table:table-cell>
          <table:table-cell office:value-type="string">
            <text:p>ER</text:p>
          </table:table-cell>
          <table:table-cell office:value-type="string">
            <text:p>3LVM_AB</text:p>
          </table:table-cell>
          <table:table-cell office:value-type="string">
            <text:p>Cysteine desulfurase IscS</text:p>
          </table:table-cell>
          <table:table-cell office:value-type="string">
            <text:p>1DCJ_A(12)</text:p>
          </table:table-cell>
          <table:table-cell office:value-type="string">
            <text:p>Sulfurtransferase tusA</text:p>
          </table:table-cell>
          <table:table-cell office:value-type="float" office:value="0.81">
            <text:p>0.81</text:p>
          </table:table-cell>
          <table:table-cell office:value-type="float" office:value="1609">
            <text:p>1609</text:p>
          </table:table-cell>
          <table:table-cell office:value-type="float" office:value="0.000000304">
            <text:p>3.04E-007</text:p>
          </table:table-cell>
          <table:table-cell office:value-type="float" office:value="-8.89">
            <text:p>-8.89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1JTD_B:A</text:p>
          </table:table-cell>
          <table:table-cell office:value-type="string">
            <text:p>EI</text:p>
          </table:table-cell>
          <table:table-cell office:value-type="string">
            <text:p>3QI0_A</text:p>
          </table:table-cell>
          <table:table-cell office:value-type="string">
            <text:p>BLIP-II</text:p>
          </table:table-cell>
          <table:table-cell office:value-type="string">
            <text:p>1BTL_A</text:p>
          </table:table-cell>
          <table:table-cell office:value-type="string">
            <text:p>TEM-1 beta-lactamase</text:p>
          </table:table-cell>
          <table:table-cell office:value-type="float" office:value="0.44">
            <text:p>0.44</text:p>
          </table:table-cell>
          <table:table-cell office:value-type="float" office:value="2180">
            <text:p>2180</text:p>
          </table:table-cell>
          <table:table-cell office:value-type="float" office:value="0.0000000000272">
            <text:p>2.72E-011</text:p>
          </table:table-cell>
          <table:table-cell office:value-type="float" office:value="-14.41">
            <text:p>-14.41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3A4S_A:D</text:p>
          </table:table-cell>
          <table:table-cell office:value-type="string">
            <text:p>EI</text:p>
          </table:table-cell>
          <table:table-cell office:value-type="string">
            <text:p>1A3S_A</text:p>
          </table:table-cell>
          <table:table-cell office:value-type="string">
            <text:p>SUMO-conjugating enzyme UBC9</text:p>
          </table:table-cell>
          <table:table-cell office:value-type="string">
            <text:p>3A4R_A</text:p>
          </table:table-cell>
          <table:table-cell office:value-type="string">
            <text:p>NFATC2-interacting protein SLD2 ubiquitin-like domain</text:p>
          </table:table-cell>
          <table:table-cell office:value-type="float" office:value="0.72">
            <text:p>0.72</text:p>
          </table:table-cell>
          <table:table-cell office:value-type="float" office:value="1116">
            <text:p>1116</text:p>
          </table:table-cell>
          <table:table-cell office:value-type="float" office:value="0.00000281">
            <text:p>2.81E-006</text:p>
          </table:table-cell>
          <table:table-cell office:value-type="float" office:value="-7.57">
            <text:p>-7.57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3VLB_A:B</text:p>
          </table:table-cell>
          <table:table-cell office:value-type="string">
            <text:p>EI</text:p>
          </table:table-cell>
          <table:table-cell office:value-type="string">
            <text:p>3VLA_A</text:p>
          </table:table-cell>
          <table:table-cell office:value-type="string">
            <text:p>EDGP</text:p>
          </table:table-cell>
          <table:table-cell office:value-type="string">
            <text:p>3VL8_A</text:p>
          </table:table-cell>
          <table:table-cell office:value-type="string">
            <text:p>Xyloglucan-specific endo-beta-1,4-glucanase A</text:p>
          </table:table-cell>
          <table:table-cell office:value-type="float" office:value="0.51">
            <text:p>0.51</text:p>
          </table:table-cell>
          <table:table-cell office:value-type="float" office:value="2020">
            <text:p>2020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4HX3_BD:A</text:p>
          </table:table-cell>
          <table:table-cell office:value-type="string">
            <text:p>EI</text:p>
          </table:table-cell>
          <table:table-cell office:value-type="string">
            <text:p>4HWX_AB</text:p>
          </table:table-cell>
          <table:table-cell office:value-type="string">
            <text:p>Neutral proteinase inhibitor ScNPI</text:p>
          </table:table-cell>
          <table:table-cell office:value-type="string">
            <text:p>1C7K_A</text:p>
          </table:table-cell>
          <table:table-cell office:value-type="string">
            <text:p>Zinc endoprotease</text:p>
          </table:table-cell>
          <table:table-cell office:value-type="float" office:value="0.9">
            <text:p>0.9</text:p>
          </table:table-cell>
          <table:table-cell office:value-type="float" office:value="2086">
            <text:p>2086</text:p>
          </table:table-cell>
          <table:table-cell office:value-type="float" office:value="0.000006">
            <text:p>6.00E-006</text:p>
          </table:table-cell>
          <table:table-cell office:value-type="float" office:value="-7.41">
            <text:p>-7.41</text:p>
          </table:table-cell>
          <table:table-cell office:value-type="float" office:value="37">
            <text:p>37</text:p>
          </table:table-cell>
        </table:table-row>
        <table:table-row table:style-name="ro3">
          <table:table-cell office:value-type="string">
            <text:p>2GAF_D:A</text:p>
          </table:table-cell>
          <table:table-cell office:value-type="string">
            <text:p>ER</text:p>
          </table:table-cell>
          <table:table-cell office:value-type="string">
            <text:p>3OWG_A</text:p>
          </table:table-cell>
          <table:table-cell office:value-type="string">
            <text:p>Poly(A) polymerase VP55</text:p>
          </table:table-cell>
          <table:table-cell office:value-type="string">
            <text:p>1VPT_A</text:p>
          </table:table-cell>
          <table:table-cell office:value-type="string">
            <text:p>Vaccinia protein VP39</text:p>
          </table:table-cell>
          <table:table-cell office:value-type="float" office:value="0.69">
            <text:p>0.69</text:p>
          </table:table-cell>
          <table:table-cell office:value-type="float" office:value="3368">
            <text:p>3368</text:p>
          </table:table-cell>
          <table:table-cell office:value-type="float" office:value="0.0000000012">
            <text:p>1.20E-009</text:p>
          </table:table-cell>
          <table:table-cell office:value-type="float" office:value="-12.17">
            <text:p>-12.17</text:p>
          </table:table-cell>
          <table:table-cell/>
        </table:table-row>
        <table:table-row table:style-name="ro3">
          <table:table-cell office:value-type="string">
            <text:p>2YVJ_A:B</text:p>
          </table:table-cell>
          <table:table-cell office:value-type="string">
            <text:p>ER</text:p>
          </table:table-cell>
          <table:table-cell office:value-type="string">
            <text:p>2YVF_A</text:p>
          </table:table-cell>
          <table:table-cell office:value-type="string">
            <text:p>Ferredoxin reductase BPHA4</text:p>
          </table:table-cell>
          <table:table-cell office:value-type="string">
            <text:p>2E4P_A</text:p>
          </table:table-cell>
          <table:table-cell office:value-type="string">
            <text:p>Biphenyl dioxygenase ferredoxin subunit</text:p>
          </table:table-cell>
          <table:table-cell office:value-type="float" office:value="0.6">
            <text:p>0.6</text:p>
          </table:table-cell>
          <table:table-cell office:value-type="float" office:value="1377">
            <text:p>1377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3K75_D:B</text:p>
          </table:table-cell>
          <table:table-cell office:value-type="string">
            <text:p>ER</text:p>
          </table:table-cell>
          <table:table-cell office:value-type="string">
            <text:p>1BPB_A</text:p>
          </table:table-cell>
          <table:table-cell office:value-type="string">
            <text:p>DNA polymerase beta</text:p>
          </table:table-cell>
          <table:table-cell office:value-type="string">
            <text:p>3K77_A</text:p>
          </table:table-cell>
          <table:table-cell office:value-type="string">
            <text:p>Reduced XRCC1, N-terminal domain</text:p>
          </table:table-cell>
          <table:table-cell office:value-type="float" office:value="0.64">
            <text:p>0.64</text:p>
          </table:table-cell>
          <table:table-cell office:value-type="float" office:value="1195">
            <text:p>1195</text:p>
          </table:table-cell>
          <table:table-cell office:value-type="float" office:value="0.00000011">
            <text:p>1.10E-007</text:p>
          </table:table-cell>
          <table:table-cell office:value-type="float" office:value="-9.49">
            <text:p>-9.49</text:p>
          </table:table-cell>
          <table:table-cell/>
        </table:table-row>
        <table:table-row table:style-name="ro3">
          <table:table-cell office:value-type="string">
            <text:p>3PC8_A:C</text:p>
          </table:table-cell>
          <table:table-cell office:value-type="string">
            <text:p>ER</text:p>
          </table:table-cell>
          <table:table-cell office:value-type="string">
            <text:p>3PC6_A</text:p>
          </table:table-cell>
          <table:table-cell office:value-type="string">
            <text:p>DNA repair protein XRCC1</text:p>
          </table:table-cell>
          <table:table-cell office:value-type="string">
            <text:p>3PC7_A</text:p>
          </table:table-cell>
          <table:table-cell office:value-type="string">
            <text:p>DNA ligase III-alpha BRCT domain</text:p>
          </table:table-cell>
          <table:table-cell office:value-type="float" office:value="0.5">
            <text:p>0.5</text:p>
          </table:table-cell>
          <table:table-cell office:value-type="float" office:value="1240">
            <text:p>1240</text:p>
          </table:table-cell>
          <table:table-cell office:value-type="float" office:value="0.000000102">
            <text:p>1.02E-007</text:p>
          </table:table-cell>
          <table:table-cell office:value-type="float" office:value="-9.54">
            <text:p>-9.54</text:p>
          </table:table-cell>
          <table:table-cell/>
        </table:table-row>
        <table:table-row table:style-name="ro3">
          <table:table-cell office:value-type="string">
            <text:p>2A1A_B:A</text:p>
          </table:table-cell>
          <table:table-cell office:value-type="string">
            <text:p>ES</text:p>
          </table:table-cell>
          <table:table-cell office:value-type="string">
            <text:p>3UIU_A</text:p>
          </table:table-cell>
          <table:table-cell office:value-type="string">
            <text:p>Eukayotic translation initiation <text:s/>factor 2-alpha kinase 2</text:p>
          </table:table-cell>
          <table:table-cell office:value-type="string">
            <text:p>1Q46_A</text:p>
          </table:table-cell>
          <table:table-cell office:value-type="string">
            <text:p>eIF2 alpha subunit</text:p>
          </table:table-cell>
          <table:table-cell office:value-type="float" office:value="1.35">
            <text:p>1.35</text:p>
          </table:table-cell>
          <table:table-cell office:value-type="float" office:value="1186">
            <text:p>1186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4H03_A:B</text:p>
          </table:table-cell>
          <table:table-cell office:value-type="string">
            <text:p>ES</text:p>
          </table:table-cell>
          <table:table-cell office:value-type="string">
            <text:p>1GIQ_A</text:p>
          </table:table-cell>
          <table:table-cell office:value-type="string">
            <text:p>Iota toxin component IA</text:p>
          </table:table-cell>
          <table:table-cell office:value-type="string">
            <text:p>1IJJ_A</text:p>
          </table:table-cell>
          <table:table-cell office:value-type="string">
            <text:p>Alpha actin</text:p>
          </table:table-cell>
          <table:table-cell office:value-type="float" office:value="0.68">
            <text:p>0.68</text:p>
          </table:table-cell>
          <table:table-cell office:value-type="float" office:value="1474">
            <text:p>1474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3P57_AB:P</text:p>
          </table:table-cell>
          <table:table-cell office:value-type="string">
            <text:p>OX</text:p>
          </table:table-cell>
          <table:table-cell office:value-type="string">
            <text:p>3KOV_AB</text:p>
          </table:table-cell>
          <table:table-cell office:value-type="string">
            <text:p>MEF2A</text:p>
          </table:table-cell>
          <table:table-cell office:value-type="string">
            <text:p>3IO2_A</text:p>
          </table:table-cell>
          <table:table-cell office:value-type="string">
            <text:p>p300 TAZ2 domain</text:p>
          </table:table-cell>
          <table:table-cell office:value-type="float" office:value="0.53">
            <text:p>0.53</text:p>
          </table:table-cell>
          <table:table-cell office:value-type="float" office:value="1291">
            <text:p>1291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3P57_CD:P</text:p>
          </table:table-cell>
          <table:table-cell office:value-type="string">
            <text:p>OX</text:p>
          </table:table-cell>
          <table:table-cell office:value-type="string">
            <text:p>3KOV_AB</text:p>
          </table:table-cell>
          <table:table-cell office:value-type="string">
            <text:p>MEF2A</text:p>
          </table:table-cell>
          <table:table-cell office:value-type="string">
            <text:p>3IO2_A</text:p>
          </table:table-cell>
          <table:table-cell office:value-type="string">
            <text:p>p300 TAZ2 domain</text:p>
          </table:table-cell>
          <table:table-cell office:value-type="float" office:value="0.74">
            <text:p>0.74</text:p>
          </table:table-cell>
          <table:table-cell office:value-type="float" office:value="1177">
            <text:p>1177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3P57_IJ:P</text:p>
          </table:table-cell>
          <table:table-cell office:value-type="string">
            <text:p>OX</text:p>
          </table:table-cell>
          <table:table-cell office:value-type="string">
            <text:p>3KOV_AB</text:p>
          </table:table-cell>
          <table:table-cell office:value-type="string">
            <text:p>MEF2A</text:p>
          </table:table-cell>
          <table:table-cell office:value-type="string">
            <text:p>3IO2_A</text:p>
          </table:table-cell>
          <table:table-cell office:value-type="string">
            <text:p>p300 TAZ2 domain</text:p>
          </table:table-cell>
          <table:table-cell office:value-type="float" office:value="0.91">
            <text:p>0.91</text:p>
          </table:table-cell>
          <table:table-cell office:value-type="float" office:value="1126">
            <text:p>1126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2GTP_A:D</text:p>
          </table:table-cell>
          <table:table-cell office:value-type="string">
            <text:p>OG</text:p>
          </table:table-cell>
          <table:table-cell office:value-type="string">
            <text:p>1GFI_A</text:p>
          </table:table-cell>
          <table:table-cell office:value-type="string">
            <text:p>Alpha-1 subunit Guanine nucleotide-binding protein G(I), alpha-1 subunit</text:p>
          </table:table-cell>
          <table:table-cell office:value-type="string">
            <text:p>2BV1_A</text:p>
          </table:table-cell>
          <table:table-cell office:value-type="string">
            <text:p>RGS1</text:p>
          </table:table-cell>
          <table:table-cell office:value-type="float" office:value="0.54">
            <text:p>0.54</text:p>
          </table:table-cell>
          <table:table-cell office:value-type="float" office:value="1442">
            <text:p>1442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2X9A_D:C</text:p>
          </table:table-cell>
          <table:table-cell office:value-type="string">
            <text:p>OR</text:p>
          </table:table-cell>
          <table:table-cell office:value-type="string">
            <text:p>1S62_A(8)</text:p>
          </table:table-cell>
          <table:table-cell office:value-type="string">
            <text:p>TolA C-terminal domain</text:p>
          </table:table-cell>
          <table:table-cell office:value-type="string">
            <text:p>2X9B_A</text:p>
          </table:table-cell>
          <table:table-cell office:value-type="string">
            <text:p>G3P TolA binding domain</text:p>
          </table:table-cell>
          <table:table-cell office:value-type="float" office:value="1.33">
            <text:p>1.33</text:p>
          </table:table-cell>
          <table:table-cell office:value-type="float" office:value="1571">
            <text:p>1571</text:p>
          </table:table-cell>
          <table:table-cell office:value-type="float" office:value="0.0000044">
            <text:p>4.40E-006</text:p>
          </table:table-cell>
          <table:table-cell office:value-type="float" office:value="-7.31">
            <text:p>-7.31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4M76_A:B</text:p>
          </table:table-cell>
          <table:table-cell office:value-type="string">
            <text:p>OR</text:p>
          </table:table-cell>
          <table:table-cell office:value-type="string">
            <text:p>1C3D_A</text:p>
          </table:table-cell>
          <table:table-cell office:value-type="string">
            <text:p>C3D</text:p>
          </table:table-cell>
          <table:table-cell office:value-type="string">
            <text:p>1M1U_A</text:p>
          </table:table-cell>
          <table:table-cell office:value-type="string">
            <text:p>Integrin alpha-M CD11B A-domain</text:p>
          </table:table-cell>
          <table:table-cell office:value-type="float" office:value="0.43">
            <text:p>0.43</text:p>
          </table:table-cell>
          <table:table-cell office:value-type="float" office:value="1046">
            <text:p>1046</text:p>
          </table:table-cell>
          <table:table-cell office:value-type="float" office:value="0.00000045">
            <text:p>4.50E-007</text:p>
          </table:table-cell>
          <table:table-cell office:value-type="float" office:value="-8.66">
            <text:p>-8.66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1EXB_ABDC:EGFH</text:p>
          </table:table-cell>
          <table:table-cell office:value-type="string">
            <text:p>OX</text:p>
          </table:table-cell>
          <table:table-cell office:value-type="string">
            <text:p>1QRQ_ABCD</text:p>
          </table:table-cell>
          <table:table-cell office:value-type="string">
            <text:p>KV beta2 protein beta subunit</text:p>
          </table:table-cell>
          <table:table-cell office:value-type="string">
            <text:p>1QDV_ABCD</text:p>
          </table:table-cell>
          <table:table-cell office:value-type="string">
            <text:p>KV1.2 <text:s/>potassium channel N-terminal domain</text:p>
          </table:table-cell>
          <table:table-cell office:value-type="float" office:value="0.62">
            <text:p>0.62</text:p>
          </table:table-cell>
          <table:table-cell office:value-type="float" office:value="3558">
            <text:p>3558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1M27_AB:C</text:p>
          </table:table-cell>
          <table:table-cell office:value-type="string">
            <text:p>OX</text:p>
          </table:table-cell>
          <table:table-cell office:value-type="string">
            <text:p>1D4T_AB</text:p>
          </table:table-cell>
          <table:table-cell office:value-type="string">
            <text:p>SAP-SLAM Complex</text:p>
          </table:table-cell>
          <table:table-cell office:value-type="string">
            <text:p>3UA6_A</text:p>
          </table:table-cell>
          <table:table-cell office:value-type="string">
            <text:p>Fyn kinase SH3 domain</text:p>
          </table:table-cell>
          <table:table-cell office:value-type="float" office:value="1.22">
            <text:p>1.22</text:p>
          </table:table-cell>
          <table:table-cell office:value-type="float" office:value="799">
            <text:p>799</text:p>
          </table:table-cell>
          <table:table-cell office:value-type="float" office:value="0.00000345">
            <text:p>3.45E-006</text:p>
          </table:table-cell>
          <table:table-cell office:value-type="float" office:value="-7.45">
            <text:p>-7.45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3BIW_A:E</text:p>
          </table:table-cell>
          <table:table-cell office:value-type="string">
            <text:p>OX</text:p>
          </table:table-cell>
          <table:table-cell office:value-type="string">
            <text:p>3BIX_A</text:p>
          </table:table-cell>
          <table:table-cell office:value-type="string">
            <text:p>Neuroligin-1</text:p>
          </table:table-cell>
          <table:table-cell office:value-type="string">
            <text:p>2R1D_A</text:p>
          </table:table-cell>
          <table:table-cell office:value-type="string">
            <text:p>Neuroligin-1-beta</text:p>
          </table:table-cell>
          <table:table-cell office:value-type="float" office:value="0.39">
            <text:p>0.39</text:p>
          </table:table-cell>
          <table:table-cell office:value-type="float" office:value="1191">
            <text:p>1191</text:p>
          </table:table-cell>
          <table:table-cell office:value-type="float" office:value="0.000000097">
            <text:p>9.70E-008</text:p>
          </table:table-cell>
          <table:table-cell office:value-type="float" office:value="-9.41">
            <text:p>-9.41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3H2V_A:E</text:p>
          </table:table-cell>
          <table:table-cell office:value-type="string">
            <text:p>OX</text:p>
          </table:table-cell>
          <table:table-cell office:value-type="string">
            <text:p>3MYI_A</text:p>
          </table:table-cell>
          <table:table-cell office:value-type="string">
            <text:p>Vinculin tail domain</text:p>
          </table:table-cell>
          <table:table-cell office:value-type="string">
            <text:p>1WI6_A(8)</text:p>
          </table:table-cell>
          <table:table-cell office:value-type="string">
            <text:p>Raver1 RRM1 domain</text:p>
          </table:table-cell>
          <table:table-cell office:value-type="float" office:value="0.8">
            <text:p>0.8</text:p>
          </table:table-cell>
          <table:table-cell office:value-type="float" office:value="1263">
            <text:p>1263</text:p>
          </table:table-cell>
          <table:table-cell office:value-type="float" office:value="0.0000221">
            <text:p>2.21E-005</text:p>
          </table:table-cell>
          <table:table-cell office:value-type="float" office:value="-6.31">
            <text:p>-6.31</text:p>
          </table:table-cell>
          <table:table-cell office:value-type="float" office:value="23">
            <text:p>23</text:p>
          </table:table-cell>
        </table:table-row>
        <table:table-row table:style-name="ro4">
          <table:table-cell table:style-name="ce3" office:value-type="string">
            <text:p/>
            <text:p>Medium</text:p>
          </table:table-cell>
          <table:table-cell table:number-columns-repeated="7"/>
          <table:table-cell table:style-name="ce4"/>
          <table:table-cell table:number-columns-repeated="2"/>
        </table:table-row>
        <table:table-row table:style-name="ro3">
          <table:table-cell office:value-type="string">
            <text:p>3EO1_AB:CF</text:p>
          </table:table-cell>
          <table:table-cell office:value-type="string">
            <text:p>A</text:p>
          </table:table-cell>
          <table:table-cell office:value-type="string">
            <text:p>3EO0_AB</text:p>
          </table:table-cell>
          <table:table-cell office:value-type="string">
            <text:p>GC-1008 <text:s/>Fab fragment</text:p>
          </table:table-cell>
          <table:table-cell office:value-type="string">
            <text:p>1TGJ_AB</text:p>
          </table:table-cell>
          <table:table-cell office:value-type="string">
            <text:p>Transforming Growth Factor-Beta 3</text:p>
          </table:table-cell>
          <table:table-cell office:value-type="float" office:value="1.37">
            <text:p>1.37</text:p>
          </table:table-cell>
          <table:table-cell office:value-type="float" office:value="1630">
            <text:p>1630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3G6D_LH:A</text:p>
          </table:table-cell>
          <table:table-cell office:value-type="string">
            <text:p>A</text:p>
          </table:table-cell>
          <table:table-cell office:value-type="string">
            <text:p>3G6A_LH</text:p>
          </table:table-cell>
          <table:table-cell office:value-type="string">
            <text:p>CNTO607 Fab</text:p>
          </table:table-cell>
          <table:table-cell office:value-type="string">
            <text:p>1IK0_A(10)</text:p>
          </table:table-cell>
          <table:table-cell office:value-type="string">
            <text:p>Interleukin-13</text:p>
          </table:table-cell>
          <table:table-cell office:value-type="float" office:value="1.86">
            <text:p>1.86</text:p>
          </table:table-cell>
          <table:table-cell office:value-type="float" office:value="1793">
            <text:p>1793</text:p>
          </table:table-cell>
          <table:table-cell office:value-type="float" office:value="0.0000000000184">
            <text:p>1.84E-011</text:p>
          </table:table-cell>
          <table:table-cell office:value-type="float" office:value="-14.65">
            <text:p>-14.65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3HI6_XY:B</text:p>
          </table:table-cell>
          <table:table-cell office:value-type="string">
            <text:p>A</text:p>
          </table:table-cell>
          <table:table-cell office:value-type="string">
            <text:p>3HI5_HL</text:p>
          </table:table-cell>
          <table:table-cell office:value-type="string">
            <text:p>AL-57 Fab fragment</text:p>
          </table:table-cell>
          <table:table-cell office:value-type="string">
            <text:p>1MJN_A</text:p>
          </table:table-cell>
          <table:table-cell office:value-type="string">
            <text:p>Integrin alpha-L I domain</text:p>
          </table:table-cell>
          <table:table-cell office:value-type="float" office:value="1.65">
            <text:p>1.65</text:p>
          </table:table-cell>
          <table:table-cell office:value-type="float" office:value="1871">
            <text:p>1871</text:p>
          </table:table-cell>
          <table:table-cell office:value-type="float" office:value="0.0000047">
            <text:p>4.70E-006</text:p>
          </table:table-cell>
          <table:table-cell office:value-type="float" office:value="-7.27">
            <text:p>-7.27</text:p>
          </table:table-cell>
          <table:table-cell/>
        </table:table-row>
        <table:table-row table:style-name="ro3">
          <table:table-cell office:value-type="string">
            <text:p>3L5W_LH:I</text:p>
          </table:table-cell>
          <table:table-cell office:value-type="string">
            <text:p>A</text:p>
          </table:table-cell>
          <table:table-cell office:value-type="string">
            <text:p>3L7E_LH</text:p>
          </table:table-cell>
          <table:table-cell office:value-type="string">
            <text:p>C836 Fab</text:p>
          </table:table-cell>
          <table:table-cell office:value-type="string">
            <text:p>1IK0_A(11)</text:p>
          </table:table-cell>
          <table:table-cell office:value-type="string">
            <text:p>Interleukin-13</text:p>
          </table:table-cell>
          <table:table-cell office:value-type="float" office:value="0.48">
            <text:p>0.48</text:p>
          </table:table-cell>
          <table:table-cell office:value-type="float" office:value="1138">
            <text:p>1138</text:p>
          </table:table-cell>
          <table:table-cell office:value-type="float" office:value="0.000000000054">
            <text:p>5.40E-011</text:p>
          </table:table-cell>
          <table:table-cell office:value-type="float" office:value="-14.01">
            <text:p>-14.01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3V6Z_AB:F</text:p>
          </table:table-cell>
          <table:table-cell office:value-type="string">
            <text:p>A</text:p>
          </table:table-cell>
          <table:table-cell office:value-type="string">
            <text:p>3V6F_AB</text:p>
          </table:table-cell>
          <table:table-cell office:value-type="string">
            <text:p>Fab E6</text:p>
          </table:table-cell>
          <table:table-cell office:value-type="string">
            <text:p>3KXS_F</text:p>
          </table:table-cell>
          <table:table-cell office:value-type="string">
            <text:p>Capsid protein assembly domain</text:p>
          </table:table-cell>
          <table:table-cell office:value-type="float" office:value="1.83">
            <text:p>1.83</text:p>
          </table:table-cell>
          <table:table-cell office:value-type="float" office:value="1922">
            <text:p>1922</text:p>
          </table:table-cell>
          <table:table-cell office:value-type="float" office:value="0.0000000033">
            <text:p>3.30E-009</text:p>
          </table:table-cell>
          <table:table-cell office:value-type="float" office:value="-11.57">
            <text:p>-11.57</text:p>
          </table:table-cell>
          <table:table-cell/>
        </table:table-row>
        <table:table-row table:style-name="ro3">
          <table:table-cell office:value-type="string">
            <text:p>4FZA_A:B</text:p>
          </table:table-cell>
          <table:table-cell office:value-type="string">
            <text:p>ER</text:p>
          </table:table-cell>
          <table:table-cell office:value-type="string">
            <text:p>1UPL_A</text:p>
          </table:table-cell>
          <table:table-cell office:value-type="string">
            <text:p>MO25 alpha</text:p>
          </table:table-cell>
          <table:table-cell office:value-type="string">
            <text:p>3GGF_A</text:p>
          </table:table-cell>
          <table:table-cell office:value-type="string">
            <text:p>Serine/threonine-protein kinase MST4</text:p>
          </table:table-cell>
          <table:table-cell office:value-type="float" office:value="2.04">
            <text:p>2.04</text:p>
          </table:table-cell>
          <table:table-cell office:value-type="float" office:value="1695">
            <text:p>1695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4LW4_AB:C</text:p>
          </table:table-cell>
          <table:table-cell office:value-type="string">
            <text:p>ES</text:p>
          </table:table-cell>
          <table:table-cell office:value-type="string">
            <text:p>4LW2_AB</text:p>
          </table:table-cell>
          <table:table-cell office:value-type="string">
            <text:p>Cysteine desulfurase CsdA</text:p>
          </table:table-cell>
          <table:table-cell office:value-type="string">
            <text:p>1NI7_A(8)</text:p>
          </table:table-cell>
          <table:table-cell office:value-type="string">
            <text:p>Cysteine desulfuration protein CsdE</text:p>
          </table:table-cell>
          <table:table-cell office:value-type="float" office:value="1.6">
            <text:p>1.6</text:p>
          </table:table-cell>
          <table:table-cell office:value-type="float" office:value="1610">
            <text:p>1610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4IZ7_A:B</text:p>
          </table:table-cell>
          <table:table-cell office:value-type="string">
            <text:p>EI</text:p>
          </table:table-cell>
          <table:table-cell office:value-type="string">
            <text:p>1ERK_A</text:p>
          </table:table-cell>
          <table:table-cell office:value-type="string">
            <text:p>Non-phosphorylated ERK</text:p>
          </table:table-cell>
          <table:table-cell office:value-type="string">
            <text:p>2LS7_A(1)</text:p>
          </table:table-cell>
          <table:table-cell office:value-type="string">
            <text:p>PEA-15 Death Effector Domain</text:p>
          </table:table-cell>
          <table:table-cell office:value-type="float" office:value="1.56">
            <text:p>1.56</text:p>
          </table:table-cell>
          <table:table-cell office:value-type="float" office:value="1202">
            <text:p>1202</text:p>
          </table:table-cell>
          <table:table-cell office:value-type="float" office:value="0.000000133">
            <text:p>1.33E-007</text:p>
          </table:table-cell>
          <table:table-cell office:value-type="float" office:value="-9.44">
            <text:p>-9.44</text:p>
          </table:table-cell>
          <table:table-cell office:value-type="float" office:value="27">
            <text:p>27</text:p>
          </table:table-cell>
        </table:table-row>
        <table:table-row table:style-name="ro3">
          <table:table-cell office:value-type="string">
            <text:p>3AAD_A:D</text:p>
          </table:table-cell>
          <table:table-cell office:value-type="string">
            <text:p>OX</text:p>
          </table:table-cell>
          <table:table-cell office:value-type="string">
            <text:p>1EQF_A</text:p>
          </table:table-cell>
          <table:table-cell office:value-type="string">
            <text:p>Double bromodomain</text:p>
          </table:table-cell>
          <table:table-cell office:value-type="string">
            <text:p>1TEY_A(13)</text:p>
          </table:table-cell>
          <table:table-cell office:value-type="string">
            <text:p>Histone chaperone ASF1</text:p>
          </table:table-cell>
          <table:table-cell office:value-type="float" office:value="2">
            <text:p>2</text:p>
          </table:table-cell>
          <table:table-cell office:value-type="float" office:value="1461">
            <text:p>1461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4JCV_ADBC:E</text:p>
          </table:table-cell>
          <table:table-cell office:value-type="string">
            <text:p>OX</text:p>
          </table:table-cell>
          <table:table-cell office:value-type="string">
            <text:p>1VDD_ABCD</text:p>
          </table:table-cell>
          <table:table-cell office:value-type="string">
            <text:p>Recombinational repair protein RecR</text:p>
          </table:table-cell>
          <table:table-cell office:value-type="string">
            <text:p>1W3S_A</text:p>
          </table:table-cell>
          <table:table-cell office:value-type="string">
            <text:p>DNA repair protein RecO</text:p>
          </table:table-cell>
          <table:table-cell office:value-type="float" office:value="1.62">
            <text:p>1.62</text:p>
          </table:table-cell>
          <table:table-cell office:value-type="float" office:value="1949">
            <text:p>1949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3SZK_DE:F</text:p>
          </table:table-cell>
          <table:table-cell office:value-type="string">
            <text:p>OX</text:p>
          </table:table-cell>
          <table:table-cell office:value-type="string">
            <text:p>3ODQ_AB</text:p>
          </table:table-cell>
          <table:table-cell office:value-type="string">
            <text:p>MetHaemoglobin</text:p>
          </table:table-cell>
          <table:table-cell office:value-type="string">
            <text:p>2H3K_A</text:p>
          </table:table-cell>
          <table:table-cell office:value-type="string">
            <text:p>ISDH-N1</text:p>
          </table:table-cell>
          <table:table-cell office:value-type="float" office:value="2.1">
            <text:p>2.1</text:p>
          </table:table-cell>
          <table:table-cell office:value-type="float" office:value="1263">
            <text:p>1263</text:p>
          </table:table-cell>
          <table:table-cell office:value-type="float" office:value="0.0000000901">
            <text:p>9.01E-008</text:p>
          </table:table-cell>
          <table:table-cell office:value-type="float" office:value="-9.45">
            <text:p>-9.45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3R9A_AC:B</text:p>
          </table:table-cell>
          <table:table-cell office:value-type="string">
            <text:p>OR</text:p>
          </table:table-cell>
          <table:table-cell office:value-type="string">
            <text:p>1H0C_AB</text:p>
          </table:table-cell>
          <table:table-cell office:value-type="string">
            <text:p>Alanine-glyoxylate aminotransferase</text:p>
          </table:table-cell>
          <table:table-cell office:value-type="string">
            <text:p>2C0M_A</text:p>
          </table:table-cell>
          <table:table-cell office:value-type="string">
            <text:p>PEX5P TPR repeat domain</text:p>
          </table:table-cell>
          <table:table-cell office:value-type="float" office:value="1.91">
            <text:p>1.91</text:p>
          </table:table-cell>
          <table:table-cell office:value-type="float" office:value="1926">
            <text:p>1926</text:p>
          </table:table-cell>
          <table:table-cell office:value-type="float" office:value="0.0000035">
            <text:p>3.50E-006</text:p>
          </table:table-cell>
          <table:table-cell office:value-type="float" office:value="-7.44">
            <text:p>-7.44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3S9D_B:A</text:p>
          </table:table-cell>
          <table:table-cell office:value-type="string">
            <text:p>OR</text:p>
          </table:table-cell>
          <table:table-cell office:value-type="string">
            <text:p>1N6U_A(15)</text:p>
          </table:table-cell>
          <table:table-cell office:value-type="string">
            <text:p>IFNAR2</text:p>
          </table:table-cell>
          <table:table-cell office:value-type="string">
            <text:p>1ITF_A(9)</text:p>
          </table:table-cell>
          <table:table-cell office:value-type="string">
            <text:p>IFNa2</text:p>
          </table:table-cell>
          <table:table-cell office:value-type="float" office:value="1.69">
            <text:p>1.69</text:p>
          </table:table-cell>
          <table:table-cell office:value-type="float" office:value="1841">
            <text:p>1841</text:p>
          </table:table-cell>
          <table:table-cell office:value-type="float" office:value="0.000000003">
            <text:p>3.00E-009</text:p>
          </table:table-cell>
          <table:table-cell office:value-type="float" office:value="-11.63">
            <text:p>-11.63</text:p>
          </table:table-cell>
          <table:table-cell/>
        </table:table-row>
        <table:table-row table:style-name="ro3">
          <table:table-cell office:value-type="string">
            <text:p>3AAA_AB:C</text:p>
          </table:table-cell>
          <table:table-cell office:value-type="string">
            <text:p>OX</text:p>
          </table:table-cell>
          <table:table-cell office:value-type="string">
            <text:p>3AA7_AB</text:p>
          </table:table-cell>
          <table:table-cell office:value-type="string">
            <text:p>Actin capping protein</text:p>
          </table:table-cell>
          <table:table-cell office:value-type="string">
            <text:p>1MYO_A(30)</text:p>
          </table:table-cell>
          <table:table-cell office:value-type="string">
            <text:p>Myotrophin</text:p>
          </table:table-cell>
          <table:table-cell office:value-type="float" office:value="1.78">
            <text:p>1.78</text:p>
          </table:table-cell>
          <table:table-cell office:value-type="float" office:value="1686">
            <text:p>1686</text:p>
          </table:table-cell>
          <table:table-cell office:value-type="float" office:value="0.000000021">
            <text:p>2.10E-008</text:p>
          </table:table-cell>
          <table:table-cell office:value-type="float" office:value="-10.3">
            <text:p>-10.3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3BX7_A:C</text:p>
          </table:table-cell>
          <table:table-cell office:value-type="string">
            <text:p>OX</text:p>
          </table:table-cell>
          <table:table-cell office:value-type="string">
            <text:p>3BX8_A</text:p>
          </table:table-cell>
          <table:table-cell office:value-type="string">
            <text:p>Lipocalin 2</text:p>
          </table:table-cell>
          <table:table-cell office:value-type="string">
            <text:p>3OSK_A</text:p>
          </table:table-cell>
          <table:table-cell office:value-type="string">
            <text:p>CTLA-4 extracellular domain</text:p>
          </table:table-cell>
          <table:table-cell office:value-type="float" office:value="1.63">
            <text:p>1.63</text:p>
          </table:table-cell>
          <table:table-cell office:value-type="float" office:value="2349">
            <text:p>2349</text:p>
          </table:table-cell>
          <table:table-cell office:value-type="float" office:value="0.000000009">
            <text:p>9.00E-009</text:p>
          </table:table-cell>
          <table:table-cell office:value-type="float" office:value="-10.98">
            <text:p>-10.98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3DAW_A:B</text:p>
          </table:table-cell>
          <table:table-cell office:value-type="string">
            <text:p>OX</text:p>
          </table:table-cell>
          <table:table-cell office:value-type="string">
            <text:p>1IJJ_A</text:p>
          </table:table-cell>
          <table:table-cell office:value-type="string">
            <text:p>Alpha actin</text:p>
          </table:table-cell>
          <table:table-cell office:value-type="string">
            <text:p>2HD7_A(5)</text:p>
          </table:table-cell>
          <table:table-cell office:value-type="string">
            <text:p>Twinfilin-1 C-terminal domain</text:p>
          </table:table-cell>
          <table:table-cell office:value-type="float" office:value="1.49">
            <text:p>1.49</text:p>
          </table:table-cell>
          <table:table-cell office:value-type="float" office:value="2323">
            <text:p>2323</text:p>
          </table:table-cell>
          <table:table-cell office:value-type="float" office:value="0.00002">
            <text:p>2.00E-005</text:p>
          </table:table-cell>
          <table:table-cell office:value-type="float" office:value="-6.41">
            <text:p>-6.41</text:p>
          </table:table-cell>
          <table:table-cell/>
        </table:table-row>
        <table:table-row table:style-name="ro4">
          <table:table-cell table:style-name="ce5" office:value-type="string">
            <text:p/>
            <text:p>Difficult</text:p>
          </table:table-cell>
          <table:table-cell table:number-columns-repeated="7"/>
          <table:table-cell table:style-name="ce4"/>
          <table:table-cell table:number-columns-repeated="2"/>
        </table:table-row>
        <table:table-row table:style-name="ro3">
          <table:table-cell office:value-type="string">
            <text:p>3FN1_B:A</text:p>
          </table:table-cell>
          <table:table-cell office:value-type="string">
            <text:p>ER</text:p>
          </table:table-cell>
          <table:table-cell office:value-type="string">
            <text:p>2EDI_A(5)</text:p>
          </table:table-cell>
          <table:table-cell office:value-type="string">
            <text:p>UQ_con domain from NEDD8-conjugating enzyme UBE2F</text:p>
          </table:table-cell>
          <table:table-cell office:value-type="string">
            <text:p>2LQ7_A</text:p>
          </table:table-cell>
          <table:table-cell office:value-type="string">
            <text:p>NEDD8-activaating enzyme E1 catalytic subunit</text:p>
          </table:table-cell>
          <table:table-cell office:value-type="float" office:value="3.65">
            <text:p>3.65</text:p>
          </table:table-cell>
          <table:table-cell office:value-type="float" office:value="1897">
            <text:p>1897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3H11_BC:A</text:p>
          </table:table-cell>
          <table:table-cell office:value-type="string">
            <text:p>ER</text:p>
          </table:table-cell>
          <table:table-cell office:value-type="string">
            <text:p>4JJ7_AB</text:p>
          </table:table-cell>
          <table:table-cell office:value-type="string">
            <text:p>Caspase-8</text:p>
          </table:table-cell>
          <table:table-cell office:value-type="string">
            <text:p>3H13_A</text:p>
          </table:table-cell>
          <table:table-cell office:value-type="string">
            <text:p>c-FLIPL protease-like domain</text:p>
          </table:table-cell>
          <table:table-cell office:value-type="float" office:value="3.79">
            <text:p>3.79</text:p>
          </table:table-cell>
          <table:table-cell office:value-type="float" office:value="3169">
            <text:p>3169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4GAM_AFBGCH:D</text:p>
          </table:table-cell>
          <table:table-cell office:value-type="string">
            <text:p>ER</text:p>
          </table:table-cell>
          <table:table-cell office:value-type="string">
            <text:p>1XVB_ABCDEF</text:p>
          </table:table-cell>
          <table:table-cell office:value-type="string">
            <text:p>Methane monooxygenase hydroxylase</text:p>
          </table:table-cell>
          <table:table-cell office:value-type="string">
            <text:p>1CKV_A(9)</text:p>
          </table:table-cell>
          <table:table-cell office:value-type="string">
            <text:p>Methane monooxygenase regulatory protein B</text:p>
          </table:table-cell>
          <table:table-cell office:value-type="float" office:value="5.79">
            <text:p>5.79</text:p>
          </table:table-cell>
          <table:table-cell office:value-type="float" office:value="6671">
            <text:p>6671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1RKE_A:B</text:p>
          </table:table-cell>
          <table:table-cell office:value-type="string">
            <text:p>OX</text:p>
          </table:table-cell>
          <table:table-cell office:value-type="string">
            <text:p>1SYQ_A</text:p>
          </table:table-cell>
          <table:table-cell office:value-type="string">
            <text:p>Vinculin head</text:p>
          </table:table-cell>
          <table:table-cell office:value-type="string">
            <text:p>3MYI_A</text:p>
          </table:table-cell>
          <table:table-cell office:value-type="string">
            <text:p>Vinculin tail</text:p>
          </table:table-cell>
          <table:table-cell office:value-type="float" office:value="4.25">
            <text:p>4.25</text:p>
          </table:table-cell>
          <table:table-cell office:value-type="float" office:value="2614">
            <text:p>2614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3AAD_A:B</text:p>
          </table:table-cell>
          <table:table-cell office:value-type="string">
            <text:p>OX</text:p>
          </table:table-cell>
          <table:table-cell office:value-type="string">
            <text:p>1EQF_A</text:p>
          </table:table-cell>
          <table:table-cell office:value-type="string">
            <text:p>Double bromodomain</text:p>
          </table:table-cell>
          <table:table-cell office:value-type="string">
            <text:p>1TEY_A(4)</text:p>
          </table:table-cell>
          <table:table-cell office:value-type="string">
            <text:p>Histone chaperone ASF1</text:p>
          </table:table-cell>
          <table:table-cell office:value-type="float" office:value="4.37">
            <text:p>4.37</text:p>
          </table:table-cell>
          <table:table-cell office:value-type="float" office:value="1654">
            <text:p>1654</text:p>
          </table:table-cell>
          <table:table-cell table:style-name="ce4"/>
          <table:table-cell table:number-columns-repeated="2"/>
        </table:table-row>
        <table:table-row table:style-name="ro3">
          <table:table-cell office:value-type="string">
            <text:p>3F1P_A:B</text:p>
          </table:table-cell>
          <table:table-cell office:value-type="string">
            <text:p>OX</text:p>
          </table:table-cell>
          <table:table-cell office:value-type="string">
            <text:p>1P97_A(9)</text:p>
          </table:table-cell>
          <table:table-cell office:value-type="string">
            <text:p>HIF2 alpha C-terminal PAS domain</text:p>
          </table:table-cell>
          <table:table-cell office:value-type="string">
            <text:p>1X0O_A(5)</text:p>
          </table:table-cell>
          <table:table-cell office:value-type="string">
            <text:p>ARNT C-terminal PAS domain</text:p>
          </table:table-cell>
          <table:table-cell office:value-type="float" office:value="2.52">
            <text:p>2.52</text:p>
          </table:table-cell>
          <table:table-cell office:value-type="float" office:value="1919">
            <text:p>1919</text:p>
          </table:table-cell>
          <table:table-cell office:value-type="float" office:value="0.0000014">
            <text:p>1.40E-006</text:p>
          </table:table-cell>
          <table:table-cell office:value-type="float" office:value="-7.85">
            <text:p>-7.85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3L89_ABC:M</text:p>
          </table:table-cell>
          <table:table-cell office:value-type="string">
            <text:p>OR</text:p>
          </table:table-cell>
          <table:table-cell office:value-type="string">
            <text:p>3L88_ABC</text:p>
          </table:table-cell>
          <table:table-cell office:value-type="string">
            <text:p>Ad21 fiber knob</text:p>
          </table:table-cell>
          <table:table-cell office:value-type="string">
            <text:p>1CKL_A</text:p>
          </table:table-cell>
          <table:table-cell office:value-type="string">
            <text:p>CD46 SCR1 and SCR2 domains</text:p>
          </table:table-cell>
          <table:table-cell office:value-type="float" office:value="2.51">
            <text:p>2.51</text:p>
          </table:table-cell>
          <table:table-cell office:value-type="float" office:value="2167">
            <text:p>2167</text:p>
          </table:table-cell>
          <table:table-cell office:value-type="float" office:value="0.000000284">
            <text:p>2.84E-007</text:p>
          </table:table-cell>
          <table:table-cell office:value-type="float" office:value="-8.93">
            <text:p>-8.93</text:p>
          </table:table-cell>
          <table:table-cell office:value-type="float" office:value="25">
            <text:p>25</text:p>
          </table:table-cell>
        </table:table-row>
        <table:table-row table:style-name="ro3">
          <table:table-cell table:style-name="Default"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 table:number-rows-repeated="2"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2" office:value-type="string">
            <text:p>Table 1: New cases in the docking benchmark 5 and affinity benchmark 2.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</table:table-row>
        <table:table-row table:style-name="ro4">
          <table:table-cell table:style-name="ce3"/>
          <table:table-cell table:style-name="ce7" office:value-type="string">
            <text:p>I-RMSD</text:p>
            <text:p>(Å)</text:p>
          </table:table-cell>
          <table:table-cell table:number-columns-repeated="2"/>
        </table:table-row>
        <table:table-row table:style-name="ro3">
          <table:table-cell table:style-name="ce3"/>
          <table:table-cell table:style-name="ce4"/>
          <table:table-cell table:number-columns-repeated="2"/>
        </table:table-row>
        <table:table-row table:style-name="ro3">
          <table:table-cell table:style-name="ce4" office:value-type="string">
            <text:p>3EOA_LH:I</text:p>
          </table:table-cell>
          <table:table-cell table:style-name="ce4" office:value-type="float" office:value="0.39">
            <text:p>0.3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BIW_A:E</text:p>
          </table:table-cell>
          <table:table-cell table:style-name="ce4" office:value-type="float" office:value="0.39">
            <text:p>0.3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4M76_A:B</text:p>
          </table:table-cell>
          <table:table-cell table:style-name="ce4" office:value-type="float" office:value="0.43">
            <text:p>0.4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1JTD_B:A</text:p>
          </table:table-cell>
          <table:table-cell table:style-name="ce4" office:value-type="float" office:value="0.44">
            <text:p>0.4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MXW_LH:A</text:p>
          </table:table-cell>
          <table:table-cell table:style-name="ce4" office:value-type="float" office:value="0.48">
            <text:p>0.48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L5W_LH:I</text:p>
          </table:table-cell>
          <table:table-cell table:style-name="ce4" office:value-type="float" office:value="0.48">
            <text:p>0.48</text:p>
          </table:table-cell>
          <table:table-cell table:number-columns-repeated="2"/>
        </table:table-row>
        <table:table-row table:style-name="ro3">
          <table:table-cell table:style-name="ce4" office:value-type="string">
            <text:p>4G6M_HL:A</text:p>
          </table:table-cell>
          <table:table-cell table:style-name="ce4" office:value-type="float" office:value="0.49">
            <text:p>0.4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RVW_CD:A</text:p>
          </table:table-cell>
          <table:table-cell table:style-name="ce4" office:value-type="float" office:value="0.5">
            <text:p>0.5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PC8_A:C</text:p>
          </table:table-cell>
          <table:table-cell table:style-name="ce4" office:value-type="float" office:value="0.5">
            <text:p>0.5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VLB_A:B</text:p>
          </table:table-cell>
          <table:table-cell table:style-name="ce4" office:value-type="float" office:value="0.51">
            <text:p>0.5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P57_AB:P</text:p>
          </table:table-cell>
          <table:table-cell table:style-name="ce4" office:value-type="float" office:value="0.53">
            <text:p>0.5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2GTP_A:D</text:p>
          </table:table-cell>
          <table:table-cell table:style-name="ce4" office:value-type="float" office:value="0.54">
            <text:p>0.5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2YVJ_A:B</text:p>
          </table:table-cell>
          <table:table-cell table:style-name="ce4" office:value-type="float" office:value="0.6">
            <text:p>0.6</text:p>
          </table:table-cell>
          <table:table-cell table:number-columns-repeated="2"/>
        </table:table-row>
        <table:table-row table:style-name="ro3">
          <table:table-cell table:style-name="ce4" office:value-type="string">
            <text:p>4G6J_HL:A</text:p>
          </table:table-cell>
          <table:table-cell table:style-name="ce4" office:value-type="float" office:value="0.61">
            <text:p>0.6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1EXB_ABDC:EGFH</text:p>
          </table:table-cell>
          <table:table-cell table:style-name="ce4" office:value-type="float" office:value="0.62">
            <text:p>0.6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K75_D:B</text:p>
          </table:table-cell>
          <table:table-cell table:style-name="ce4" office:value-type="float" office:value="0.64">
            <text:p>0.6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4H03_A:B</text:p>
          </table:table-cell>
          <table:table-cell table:style-name="ce4" office:value-type="float" office:value="0.68">
            <text:p>0.68</text:p>
          </table:table-cell>
          <table:table-cell table:number-columns-repeated="2"/>
        </table:table-row>
        <table:table-row table:style-name="ro3">
          <table:table-cell table:style-name="ce4" office:value-type="string">
            <text:p>2GAF_D:A</text:p>
          </table:table-cell>
          <table:table-cell table:style-name="ce4" office:value-type="float" office:value="0.69">
            <text:p>0.6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A4S_A:D</text:p>
          </table:table-cell>
          <table:table-cell table:style-name="ce4" office:value-type="float" office:value="0.72">
            <text:p>0.7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HMX_LH:AB</text:p>
          </table:table-cell>
          <table:table-cell table:style-name="ce4" office:value-type="float" office:value="0.73">
            <text:p>0.7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P57_CD:P</text:p>
          </table:table-cell>
          <table:table-cell table:style-name="ce4" office:value-type="float" office:value="0.74">
            <text:p>0.7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4GXU_MN:ABEFCD</text:p>
          </table:table-cell>
          <table:table-cell table:style-name="ce4" office:value-type="float" office:value="0.78">
            <text:p>0.78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H2V_A:E</text:p>
          </table:table-cell>
          <table:table-cell table:style-name="ce4" office:value-type="float" office:value="0.8">
            <text:p>0.8</text:p>
          </table:table-cell>
          <table:table-cell table:number-columns-repeated="2"/>
        </table:table-row>
        <table:table-row table:style-name="ro3">
          <table:table-cell table:style-name="ce4" office:value-type="string">
            <text:p>4DN4_LH:M</text:p>
          </table:table-cell>
          <table:table-cell table:style-name="ce4" office:value-type="float" office:value="0.81">
            <text:p>0.8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LVK_AC:B</text:p>
          </table:table-cell>
          <table:table-cell table:style-name="ce4" office:value-type="float" office:value="0.81">
            <text:p>0.8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4HX3_BD:A</text:p>
          </table:table-cell>
          <table:table-cell table:style-name="ce4" office:value-type="float" office:value="0.9">
            <text:p>0.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P57_IJ:P</text:p>
          </table:table-cell>
          <table:table-cell table:style-name="ce4" office:value-type="float" office:value="0.91">
            <text:p>0.9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4FQI_HL:ABEFCD</text:p>
          </table:table-cell>
          <table:table-cell table:style-name="ce4" office:value-type="float" office:value="1.08">
            <text:p>1.08</text:p>
          </table:table-cell>
          <table:table-cell table:number-columns-repeated="2"/>
        </table:table-row>
        <table:table-row table:style-name="ro3">
          <table:table-cell table:style-name="ce4" office:value-type="string">
            <text:p>2W9E_HL:A</text:p>
          </table:table-cell>
          <table:table-cell table:style-name="ce4" office:value-type="float" office:value="1.13">
            <text:p>1.1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1M27_AB:C</text:p>
          </table:table-cell>
          <table:table-cell table:style-name="ce4" office:value-type="float" office:value="1.22">
            <text:p>1.2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2VXT_HL:I</text:p>
          </table:table-cell>
          <table:table-cell table:style-name="ce4" office:value-type="float" office:value="1.33">
            <text:p>1.3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2X9A_D:C</text:p>
          </table:table-cell>
          <table:table-cell table:style-name="ce4" office:value-type="float" office:value="1.33">
            <text:p>1.3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2A1A_B:A</text:p>
          </table:table-cell>
          <table:table-cell table:style-name="ce4" office:value-type="float" office:value="1.35">
            <text:p>1.35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EO1_AB:CF</text:p>
          </table:table-cell>
          <table:table-cell table:style-name="ce4" office:value-type="float" office:value="1.37">
            <text:p>1.3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DAW_A:B</text:p>
          </table:table-cell>
          <table:table-cell table:style-name="ce4" office:value-type="float" office:value="1.49">
            <text:p>1.4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4IZ7_A:B</text:p>
          </table:table-cell>
          <table:table-cell table:style-name="ce4" office:value-type="float" office:value="1.56">
            <text:p>1.56</text:p>
          </table:table-cell>
          <table:table-cell table:number-columns-repeated="2"/>
        </table:table-row>
        <table:table-row table:style-name="ro3">
          <table:table-cell table:style-name="ce4" office:value-type="string">
            <text:p>4LW4_AB:C</text:p>
          </table:table-cell>
          <table:table-cell table:style-name="ce4" office:value-type="float" office:value="1.6">
            <text:p>1.6</text:p>
          </table:table-cell>
          <table:table-cell table:number-columns-repeated="2"/>
        </table:table-row>
        <table:table-row table:style-name="ro3">
          <table:table-cell table:style-name="ce4" office:value-type="string">
            <text:p>4JCV_ADBC:E</text:p>
          </table:table-cell>
          <table:table-cell table:style-name="ce4" office:value-type="float" office:value="1.62">
            <text:p>1.6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BX7_A:C</text:p>
          </table:table-cell>
          <table:table-cell table:style-name="ce4" office:value-type="float" office:value="1.63">
            <text:p>1.6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HI6_XY:B</text:p>
          </table:table-cell>
          <table:table-cell table:style-name="ce4" office:value-type="float" office:value="1.65">
            <text:p>1.65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S9D_B:A</text:p>
          </table:table-cell>
          <table:table-cell table:style-name="ce4" office:value-type="float" office:value="1.69">
            <text:p>1.6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AAA_AB:C</text:p>
          </table:table-cell>
          <table:table-cell table:style-name="ce4" office:value-type="float" office:value="1.78">
            <text:p>1.78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V6Z_AB:F</text:p>
          </table:table-cell>
          <table:table-cell table:style-name="ce4" office:value-type="float" office:value="1.83">
            <text:p>1.83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G6D_LH:A</text:p>
          </table:table-cell>
          <table:table-cell table:style-name="ce4" office:value-type="float" office:value="1.86">
            <text:p>1.86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R9A_AC:B</text:p>
          </table:table-cell>
          <table:table-cell table:style-name="ce4" office:value-type="float" office:value="1.91">
            <text:p>1.9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AAD_A:D</text:p>
          </table:table-cell>
          <table:table-cell table:style-name="ce4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4FZA_A:B</text:p>
          </table:table-cell>
          <table:table-cell table:style-name="ce4" office:value-type="float" office:value="2.04">
            <text:p>2.04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SZK_DE:F</text:p>
          </table:table-cell>
          <table:table-cell table:style-name="ce4" office:value-type="float" office:value="2.1">
            <text:p>2.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L89_ABC:M</text:p>
          </table:table-cell>
          <table:table-cell table:style-name="ce4" office:value-type="float" office:value="2.51">
            <text:p>2.51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F1P_A:B</text:p>
          </table:table-cell>
          <table:table-cell table:style-name="ce4" office:value-type="float" office:value="2.52">
            <text:p>2.52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FN1_B:A</text:p>
          </table:table-cell>
          <table:table-cell table:style-name="ce4" office:value-type="float" office:value="3.65">
            <text:p>3.65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H11_BC:A</text:p>
          </table:table-cell>
          <table:table-cell table:style-name="ce4" office:value-type="float" office:value="3.79">
            <text:p>3.79</text:p>
          </table:table-cell>
          <table:table-cell table:number-columns-repeated="2"/>
        </table:table-row>
        <table:table-row table:style-name="ro3">
          <table:table-cell table:style-name="ce4" office:value-type="string">
            <text:p>1RKE_A:B</text:p>
          </table:table-cell>
          <table:table-cell table:style-name="ce4" office:value-type="float" office:value="4.25">
            <text:p>4.25</text:p>
          </table:table-cell>
          <table:table-cell table:number-columns-repeated="2"/>
        </table:table-row>
        <table:table-row table:style-name="ro3">
          <table:table-cell table:style-name="ce4" office:value-type="string">
            <text:p>3AAD_A:B</text:p>
          </table:table-cell>
          <table:table-cell table:style-name="ce4" office:value-type="float" office:value="4.37">
            <text:p>4.37</text:p>
          </table:table-cell>
          <table:table-cell table:number-columns-repeated="2"/>
        </table:table-row>
        <table:table-row table:style-name="ro3">
          <table:table-cell table:style-name="ce4" office:value-type="string">
            <text:p>4GAM_AFBGCH:D</text:p>
          </table:table-cell>
          <table:table-cell table:style-name="ce4" office:value-type="float" office:value="5.79">
            <text:p>5.79</text:p>
          </table:table-cell>
          <table:table-cell table:number-columns-repeated="2"/>
        </table:table-row>
        <table:table-row table:style-name="ro3">
          <table:table-cell table:style-name="ce3"/>
          <table:table-cell table:style-name="ce4"/>
          <table:table-cell table:number-columns-repeated="2"/>
        </table:table-row>
        <table:table-row table:style-name="ro3">
          <table:table-cell table:style-name="ce5"/>
          <table:table-cell table:style-name="ce4"/>
          <table:table-cell table:number-columns-repeated="2"/>
        </table:table-row>
        <table:table-row table:style-name="ro3" table:number-rows-repeated="104851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3" table:style-name="ta1">
        <table:table-column table:style-name="co1" table:number-columns-repeated="2" table:default-cell-style-name="ce4"/>
        <table:table-row table:style-name="ro1">
          <table:table-cell table:style-name="ce2" office:value-type="string">
            <text:p>Table 1: New cases in the docking benchmark 5 and affinity benchmark 2.</text:p>
          </table:table-cell>
          <table:table-cell table:style-name="Default"/>
        </table:table-row>
        <table:table-row table:style-name="ro1">
          <table:table-cell table:style-name="ce2"/>
          <table:table-cell table:style-name="Default"/>
        </table:table-row>
        <table:table-row table:style-name="ro2">
          <table:table-cell table:style-name="ce3"/>
          <table:table-cell table:style-name="ce6" office:value-type="string">
            <text:p>ΔG <text:span text:style-name="T4">b</text:span></text:p>
            <text:p>(kcal/mol)</text:p>
          </table:table-cell>
        </table:table-row>
        <table:table-row table:style-name="ro3">
          <table:table-cell table:style-name="ce3"/>
          <table:table-cell/>
        </table:table-row>
        <table:table-row table:style-name="ro3">
          <table:table-cell office:value-type="string">
            <text:p>3G6D_LH:A</text:p>
          </table:table-cell>
          <table:table-cell office:value-type="float" office:value="-14.65">
            <text:p>-14.65</text:p>
          </table:table-cell>
        </table:table-row>
        <table:table-row table:style-name="ro3">
          <table:table-cell office:value-type="string">
            <text:p>1JTD_B:A</text:p>
          </table:table-cell>
          <table:table-cell office:value-type="float" office:value="-14.41">
            <text:p>-14.41</text:p>
          </table:table-cell>
        </table:table-row>
        <table:table-row table:style-name="ro3">
          <table:table-cell office:value-type="string">
            <text:p>4DN4_LH:M</text:p>
          </table:table-cell>
          <table:table-cell office:value-type="float" office:value="-14.22">
            <text:p>-14.22</text:p>
          </table:table-cell>
        </table:table-row>
        <table:table-row table:style-name="ro3">
          <table:table-cell office:value-type="string">
            <text:p>3L5W_LH:I</text:p>
          </table:table-cell>
          <table:table-cell office:value-type="float" office:value="-14.01">
            <text:p>-14.01</text:p>
          </table:table-cell>
        </table:table-row>
        <table:table-row table:style-name="ro3">
          <table:table-cell office:value-type="string">
            <text:p>2W9E_HL:A</text:p>
          </table:table-cell>
          <table:table-cell office:value-type="float" office:value="-13.49">
            <text:p>-13.49</text:p>
          </table:table-cell>
        </table:table-row>
        <table:table-row table:style-name="ro3">
          <table:table-cell office:value-type="string">
            <text:p>4G6M_HL:A</text:p>
          </table:table-cell>
          <table:table-cell office:value-type="float" office:value="-13.01">
            <text:p>-13.01</text:p>
          </table:table-cell>
        </table:table-row>
        <table:table-row table:style-name="ro3">
          <table:table-cell office:value-type="string">
            <text:p>2VXT_HL:I</text:p>
          </table:table-cell>
          <table:table-cell office:value-type="float" office:value="-12.65">
            <text:p>-12.65</text:p>
          </table:table-cell>
        </table:table-row>
        <table:table-row table:style-name="ro3">
          <table:table-cell office:value-type="string">
            <text:p>4FQI_HL:ABEFCD</text:p>
          </table:table-cell>
          <table:table-cell office:value-type="float" office:value="-12.55">
            <text:p>-12.55</text:p>
          </table:table-cell>
        </table:table-row>
        <table:table-row table:style-name="ro3">
          <table:table-cell office:value-type="string">
            <text:p>2GAF_D:A</text:p>
          </table:table-cell>
          <table:table-cell office:value-type="float" office:value="-12.17">
            <text:p>-12.17</text:p>
          </table:table-cell>
        </table:table-row>
        <table:table-row table:style-name="ro3">
          <table:table-cell office:value-type="string">
            <text:p>3EOA_LH:I</text:p>
          </table:table-cell>
          <table:table-cell office:value-type="float" office:value="-11.81">
            <text:p>-11.81</text:p>
          </table:table-cell>
        </table:table-row>
        <table:table-row table:style-name="ro3">
          <table:table-cell office:value-type="string">
            <text:p>3S9D_B:A</text:p>
          </table:table-cell>
          <table:table-cell office:value-type="float" office:value="-11.63">
            <text:p>-11.63</text:p>
          </table:table-cell>
        </table:table-row>
        <table:table-row table:style-name="ro3">
          <table:table-cell office:value-type="string">
            <text:p>3V6Z_AB:F</text:p>
          </table:table-cell>
          <table:table-cell office:value-type="float" office:value="-11.57">
            <text:p>-11.57</text:p>
          </table:table-cell>
        </table:table-row>
        <table:table-row table:style-name="ro3">
          <table:table-cell office:value-type="string">
            <text:p>4G6J_HL:A</text:p>
          </table:table-cell>
          <table:table-cell office:value-type="float" office:value="-11.44">
            <text:p>-11.44</text:p>
          </table:table-cell>
        </table:table-row>
        <table:table-row table:style-name="ro3">
          <table:table-cell office:value-type="string">
            <text:p>3MXW_LH:A</text:p>
          </table:table-cell>
          <table:table-cell office:value-type="float" office:value="-11.31">
            <text:p>-11.31</text:p>
          </table:table-cell>
        </table:table-row>
        <table:table-row table:style-name="ro3">
          <table:table-cell office:value-type="string">
            <text:p>4GXU_MN:ABEFCD</text:p>
          </table:table-cell>
          <table:table-cell office:value-type="float" office:value="-11.2">
            <text:p>-11.2</text:p>
          </table:table-cell>
        </table:table-row>
        <table:table-row table:style-name="ro3">
          <table:table-cell office:value-type="string">
            <text:p>3BX7_A:C</text:p>
          </table:table-cell>
          <table:table-cell office:value-type="float" office:value="-10.98">
            <text:p>-10.98</text:p>
          </table:table-cell>
        </table:table-row>
        <table:table-row table:style-name="ro3">
          <table:table-cell office:value-type="string">
            <text:p>3RVW_CD:A</text:p>
          </table:table-cell>
          <table:table-cell office:value-type="float" office:value="-10.53">
            <text:p>-10.53</text:p>
          </table:table-cell>
        </table:table-row>
        <table:table-row table:style-name="ro3">
          <table:table-cell office:value-type="string">
            <text:p>3AAA_AB:C</text:p>
          </table:table-cell>
          <table:table-cell office:value-type="float" office:value="-10.3">
            <text:p>-10.3</text:p>
          </table:table-cell>
        </table:table-row>
        <table:table-row table:style-name="ro3">
          <table:table-cell office:value-type="string">
            <text:p>3PC8_A:C</text:p>
          </table:table-cell>
          <table:table-cell office:value-type="float" office:value="-9.54">
            <text:p>-9.54</text:p>
          </table:table-cell>
        </table:table-row>
        <table:table-row table:style-name="ro3">
          <table:table-cell office:value-type="string">
            <text:p>3K75_D:B</text:p>
          </table:table-cell>
          <table:table-cell office:value-type="float" office:value="-9.49">
            <text:p>-9.49</text:p>
          </table:table-cell>
        </table:table-row>
        <table:table-row table:style-name="ro3">
          <table:table-cell office:value-type="string">
            <text:p>3SZK_DE:F</text:p>
          </table:table-cell>
          <table:table-cell office:value-type="float" office:value="-9.45">
            <text:p>-9.45</text:p>
          </table:table-cell>
        </table:table-row>
        <table:table-row table:style-name="ro3">
          <table:table-cell office:value-type="string">
            <text:p>4IZ7_A:B</text:p>
          </table:table-cell>
          <table:table-cell office:value-type="float" office:value="-9.44">
            <text:p>-9.44</text:p>
          </table:table-cell>
        </table:table-row>
        <table:table-row table:style-name="ro3">
          <table:table-cell office:value-type="string">
            <text:p>3BIW_A:E</text:p>
          </table:table-cell>
          <table:table-cell office:value-type="float" office:value="-9.41">
            <text:p>-9.41</text:p>
          </table:table-cell>
        </table:table-row>
        <table:table-row table:style-name="ro3">
          <table:table-cell office:value-type="string">
            <text:p>3L89_ABC:M</text:p>
          </table:table-cell>
          <table:table-cell office:value-type="float" office:value="-8.93">
            <text:p>-8.93</text:p>
          </table:table-cell>
        </table:table-row>
        <table:table-row table:style-name="ro3">
          <table:table-cell office:value-type="string">
            <text:p>3LVK_AC:B</text:p>
          </table:table-cell>
          <table:table-cell office:value-type="float" office:value="-8.89">
            <text:p>-8.89</text:p>
          </table:table-cell>
        </table:table-row>
        <table:table-row table:style-name="ro3">
          <table:table-cell office:value-type="string">
            <text:p>4M76_A:B</text:p>
          </table:table-cell>
          <table:table-cell office:value-type="float" office:value="-8.66">
            <text:p>-8.66</text:p>
          </table:table-cell>
        </table:table-row>
        <table:table-row table:style-name="ro3">
          <table:table-cell office:value-type="string">
            <text:p>3F1P_A:B</text:p>
          </table:table-cell>
          <table:table-cell office:value-type="float" office:value="-7.85">
            <text:p>-7.85</text:p>
          </table:table-cell>
        </table:table-row>
        <table:table-row table:style-name="ro3">
          <table:table-cell office:value-type="string">
            <text:p>3A4S_A:D</text:p>
          </table:table-cell>
          <table:table-cell office:value-type="float" office:value="-7.57">
            <text:p>-7.57</text:p>
          </table:table-cell>
        </table:table-row>
        <table:table-row table:style-name="ro3">
          <table:table-cell office:value-type="string">
            <text:p>1M27_AB:C</text:p>
          </table:table-cell>
          <table:table-cell office:value-type="float" office:value="-7.45">
            <text:p>-7.45</text:p>
          </table:table-cell>
        </table:table-row>
        <table:table-row table:style-name="ro3">
          <table:table-cell office:value-type="string">
            <text:p>3R9A_AC:B</text:p>
          </table:table-cell>
          <table:table-cell office:value-type="float" office:value="-7.44">
            <text:p>-7.44</text:p>
          </table:table-cell>
        </table:table-row>
        <table:table-row table:style-name="ro3">
          <table:table-cell office:value-type="string">
            <text:p>4HX3_BD:A</text:p>
          </table:table-cell>
          <table:table-cell office:value-type="float" office:value="-7.41">
            <text:p>-7.41</text:p>
          </table:table-cell>
        </table:table-row>
        <table:table-row table:style-name="ro3">
          <table:table-cell office:value-type="string">
            <text:p>2X9A_D:C</text:p>
          </table:table-cell>
          <table:table-cell office:value-type="float" office:value="-7.31">
            <text:p>-7.31</text:p>
          </table:table-cell>
        </table:table-row>
        <table:table-row table:style-name="ro3">
          <table:table-cell office:value-type="string">
            <text:p>3HI6_XY:B</text:p>
          </table:table-cell>
          <table:table-cell office:value-type="float" office:value="-7.27">
            <text:p>-7.27</text:p>
          </table:table-cell>
        </table:table-row>
        <table:table-row table:style-name="ro3">
          <table:table-cell office:value-type="string">
            <text:p>3DAW_A:B</text:p>
          </table:table-cell>
          <table:table-cell office:value-type="float" office:value="-6.41">
            <text:p>-6.41</text:p>
          </table:table-cell>
        </table:table-row>
        <table:table-row table:style-name="ro3">
          <table:table-cell office:value-type="string">
            <text:p>3H2V_A:E</text:p>
          </table:table-cell>
          <table:table-cell office:value-type="float" office:value="-6.31">
            <text:p>-6.31</text:p>
          </table:table-cell>
        </table:table-row>
        <table:table-row table:style-name="ro3">
          <table:table-cell office:value-type="string">
            <text:p>3HMX_LH:AB</text:p>
          </table:table-cell>
          <table:table-cell/>
        </table:table-row>
        <table:table-row table:style-name="ro3">
          <table:table-cell office:value-type="string">
            <text:p>3VLB_A:B</text:p>
          </table:table-cell>
          <table:table-cell/>
        </table:table-row>
        <table:table-row table:style-name="ro3">
          <table:table-cell office:value-type="string">
            <text:p>2YVJ_A:B</text:p>
          </table:table-cell>
          <table:table-cell/>
        </table:table-row>
        <table:table-row table:style-name="ro3">
          <table:table-cell office:value-type="string">
            <text:p>2A1A_B:A</text:p>
          </table:table-cell>
          <table:table-cell/>
        </table:table-row>
        <table:table-row table:style-name="ro3">
          <table:table-cell office:value-type="string">
            <text:p>4H03_A:B</text:p>
          </table:table-cell>
          <table:table-cell/>
        </table:table-row>
        <table:table-row table:style-name="ro3">
          <table:table-cell office:value-type="string">
            <text:p>3P57_AB:P</text:p>
          </table:table-cell>
          <table:table-cell/>
        </table:table-row>
        <table:table-row table:style-name="ro3">
          <table:table-cell office:value-type="string">
            <text:p>3P57_CD:P</text:p>
          </table:table-cell>
          <table:table-cell/>
        </table:table-row>
        <table:table-row table:style-name="ro3">
          <table:table-cell office:value-type="string">
            <text:p>3P57_IJ:P</text:p>
          </table:table-cell>
          <table:table-cell/>
        </table:table-row>
        <table:table-row table:style-name="ro3">
          <table:table-cell office:value-type="string">
            <text:p>2GTP_A:D</text:p>
          </table:table-cell>
          <table:table-cell/>
        </table:table-row>
        <table:table-row table:style-name="ro3">
          <table:table-cell office:value-type="string">
            <text:p>1EXB_ABDC:EGFH</text:p>
          </table:table-cell>
          <table:table-cell/>
        </table:table-row>
        <table:table-row table:style-name="ro3">
          <table:table-cell table:style-name="ce3"/>
          <table:table-cell/>
        </table:table-row>
        <table:table-row table:style-name="ro3">
          <table:table-cell office:value-type="string">
            <text:p>3EO1_AB:CF</text:p>
          </table:table-cell>
          <table:table-cell/>
        </table:table-row>
        <table:table-row table:style-name="ro3">
          <table:table-cell office:value-type="string">
            <text:p>4FZA_A:B</text:p>
          </table:table-cell>
          <table:table-cell/>
        </table:table-row>
        <table:table-row table:style-name="ro3">
          <table:table-cell office:value-type="string">
            <text:p>4LW4_AB:C</text:p>
          </table:table-cell>
          <table:table-cell/>
        </table:table-row>
        <table:table-row table:style-name="ro3">
          <table:table-cell office:value-type="string">
            <text:p>3AAD_A:D</text:p>
          </table:table-cell>
          <table:table-cell/>
        </table:table-row>
        <table:table-row table:style-name="ro3">
          <table:table-cell office:value-type="string">
            <text:p>4JCV_ADBC:E</text:p>
          </table:table-cell>
          <table:table-cell/>
        </table:table-row>
        <table:table-row table:style-name="ro3">
          <table:table-cell table:style-name="ce5"/>
          <table:table-cell/>
        </table:table-row>
        <table:table-row table:style-name="ro3">
          <table:table-cell office:value-type="string">
            <text:p>3FN1_B:A</text:p>
          </table:table-cell>
          <table:table-cell/>
        </table:table-row>
        <table:table-row table:style-name="ro3">
          <table:table-cell office:value-type="string">
            <text:p>3H11_BC:A</text:p>
          </table:table-cell>
          <table:table-cell/>
        </table:table-row>
        <table:table-row table:style-name="ro3">
          <table:table-cell office:value-type="string">
            <text:p>4GAM_AFBGCH:D</text:p>
          </table:table-cell>
          <table:table-cell/>
        </table:table-row>
        <table:table-row table:style-name="ro3">
          <table:table-cell office:value-type="string">
            <text:p>1RKE_A:B</text:p>
          </table:table-cell>
          <table:table-cell/>
        </table:table-row>
        <table:table-row table:style-name="ro3">
          <table:table-cell office:value-type="string">
            <text:p>3AAD_A:B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D7:Sheet2.E6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Simes New Roman" svg:font-family="'Simes New Roman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tein Group</meta:initial-creator>
    <meta:creation-date>2015-06-15T14:48:08</meta:creation-date>
    <dc:date>2015-06-15T15:23:16</dc:date>
    <dc:creator>Protein Group</dc:creator>
    <meta:editing-duration>PT32M4S</meta:editing-duration>
    <meta:editing-cycles>2</meta:editing-cycles>
    <meta:generator>LibreOffice/3.5$Linux_x86 LibreOffice_project/350m1$Build-2</meta:generator>
    <meta:document-statistic meta:table-count="3" meta:cell-count="753" meta:object-count="0"/>
  </office:meta>
</office:document-meta>
</file>